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1">
      <style:paragraph-properties fo:line-height="150%" fo:text-align="justify" style:justify-single-word="false" fo:break-before="page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Heading_20_1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.9cm" fo:line-height="150%" fo:text-align="justify" style:justify-single-word="false"/>
    </style:style>
    <style:style style:name="P12" style:family="paragraph" style:parent-style-name="Standard">
      <style:paragraph-properties fo:margin-top="0cm" fo:margin-bottom="0.9cm" fo:line-height="150%"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</style:style>
    <style:style style:name="P14" style:family="paragraph" style:parent-style-name="Text_20_body" style:list-style-name="L1">
      <style:paragraph-properties fo:line-height="150%" fo:text-align="justify" style:justify-single-word="false"/>
    </style:style>
    <style:style style:name="P15" style:family="paragraph" style:parent-style-name="Text_20_body" style:list-style-name="L2">
      <style:paragraph-properties fo:line-height="150%" fo:text-align="justify" style:justify-single-word="false"/>
    </style:style>
    <style:style style:name="P16" style:family="paragraph" style:parent-style-name="Text_20_body" style:list-style-name="L3">
      <style:paragraph-properties fo:line-height="150%" fo:text-align="justify" style:justify-single-word="false"/>
    </style:style>
    <style:style style:name="P17" style:family="paragraph" style:parent-style-name="Text_20_body" style:list-style-name="L4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">
        <style:list-level-properties text:min-label-width="1.439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SERGIPE</text:p>
      <text:p text:style-name="P8">CENTRO DE CIÊNCIAS SOCIAIS APLICADAS</text:p>
      <text:p text:style-name="P8">DEPARTAMENTO DE DIREIT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ROJETO DE MONOGRAFIA</text:p>
      <text:p text:style-name="P7"/>
      <text:p text:style-name="P7"/>
      <text:p text:style-name="P9">INVALIDADE JURÍDICA DO PROCESSO VIRTUAL NÃO ASSINADO ELETRONICAMENTE ATRAVÉS DE CERTIFICADO DIGITAL</text:p>
      <text:p text:style-name="P9"/>
      <text:p text:style-name="P9"/>
      <text:p text:style-name="P9"/>
      <text:p text:style-name="P9"/>
      <text:p text:style-name="P9"/>
      <text:p text:style-name="P10">Aracaju/SE</text:p>
      <text:p text:style-name="P10">2008</text:p>
      <text:p text:style-name="P6"/>
      <text:h text:style-name="P2" text:outline-level="1">Identificação do Projeto de Monografia</text:h>
      <text:p text:style-name="P5"/>
      <text:list text:style-name="L1">
        <text:list-item>
          <text:p text:style-name="P14"><text:span text:style-name="T1">Título</text:span>: Invalidade Jurídica do Processo Virtual não Assinado Eletronicamente Através de Certificado Digital</text:p>
        </text:list-item>
        <text:list-item>
          <text:p text:style-name="P14"><text:span text:style-name="T1">Autor</text:span>: Dante Siqueira Regis</text:p>
        </text:list-item>
        <text:list-item>
          <text:p text:style-name="P14"><text:span text:style-name="T1">Orientador</text:span>:</text:p>
        </text:list-item>
        <text:list-item>
          <text:p text:style-name="P14"><text:span text:style-name="T1">Área de Concentração</text:span>: Direito Processual</text:p>
        </text:list-item>
        <text:list-item>
          <text:p text:style-name="P14"><text:span text:style-name="T1">Linha de Pesquisa</text:span>: Processo Virtual</text:p>
        </text:list-item>
        <text:list-item>
          <text:p text:style-name="P14"><text:span text:style-name="T1">Duração</text:span>:</text:p>
        </text:list-item>
      </text:list>
      <text:p text:style-name="P5"/>
      <text:p text:style-name="P5"/>
      <text:h text:style-name="P2" text:outline-level="1" text:is-list-header="true">Tema</text:h>
      <text:p text:style-name="P5">A validade jurídica das peças processuais não assinadas por certificado digital no processo judicial virtual.</text:p>
      <text:h text:style-name="P4" text:outline-level="1">Delimitação do tema</text:h>
      <text:p text:style-name="P5">A validade jurídica das peças processuais não assinadas digitalmente, sua volatilidade e a necessidade de ratificação de seu conteúdo.</text:p>
      <text:h text:style-name="P3" text:outline-level="1">Formulação do Problema</text:h>
      <text:h text:style-name="P1" text:outline-level="2">Problema</text:h>
      <text:p text:style-name="P5">Tem validade a peça juntada ao processo através de meio digital de armazenamento de dados quando não for assinado digitalmente pelo remetente?</text:p>
      <text:h text:style-name="Heading_20_2" text:outline-level="2">Sub-problemas</text:h>
      <text:p text:style-name="P5">Admitindo-se a validade das peças digitais não assinadas por certificado digital, seu conteúdo pode ser contestado pela própria parte, pela parte adversa ou por terceiros? O mesmo pode ocorrer com atos do juiz ou de seus auxiliares?</text:p>
      <text:p text:style-name="P5">Os processos judiciais exclusivamente virtuais não assinados digitalmente devem ser considerados válidos?</text:p>
      <text:h text:style-name="Heading_20_1" text:outline-level="1">Objetivos</text:h>
      <text:h text:style-name="Heading_20_2" text:outline-level="2">Objetivo Geral</text:h>
      <text:p text:style-name="P5">Determinar se as peças eletrônicas juntadas ao processo possuem validade ou não. <text:s/></text:p>
      <text:h text:style-name="Heading_20_2" text:outline-level="2">Objetivos Específicos</text:h>
      <text:list text:style-name="L2">
        <text:list-item>
          <text:p text:style-name="P15">Analisar a base teórica existente sobre a validade jurídica de documentos assinados digitalmente</text:p>
        </text:list-item>
        <text:list-item>
          <text:p text:style-name="P15">Identificar a existência de sistemas informáticos de processos judiciais virtuais que não utilizem certificação digital.</text:p>
        </text:list-item>
        <text:list-item>
          <text:p text:style-name="P15">Analisar a possibilidade de modificação do conteúdo de documentos digitais sem assinatura <text:soft-page-break/>por certificado digital.</text:p>
        </text:list-item>
      </text:list>
      <text:p text:style-name="P5"/>
      <text:h text:style-name="Heading_20_1" text:outline-level="1">Hipóteses</text:h>
      <text:list text:style-name="L3">
        <text:list-item>
          <text:p text:style-name="P16">O arquivo digital não assinado eletrônicamente não possui os pré-requisitos de um documento (imutabilidade, identificação e ), e não pode, portanto, ser considerado como manifestação válida da parte em um processo judicial.</text:p>
        </text:list-item>
        <text:list-item>
          <text:p text:style-name="P16">As partes têm o direito de exigir ratificação escrita, ou digitalmente assinada, do conteúdo das peças das partes adversas e também o de contestar o conteúdo das peças por elas produzidas quando não assinadas digitalmente por falha técnica ou inépcia do sistema informatizado do Poder Judiciário. </text:p>
        </text:list-item>
        <text:list-item>
          <text:p text:style-name="P16">Os processos judiciais exclusivamente virtuais, sem contra-parte escrita e devidamente autografada, não devem ser considerados válidos, em função da volatilidade de suas informações.</text:p>
        </text:list-item>
      </text:list>
      <text:h text:style-name="Heading_20_1" text:outline-level="1">Variáveis</text:h>
      <text:list text:style-name="L4">
        <text:list-item>
          <text:p text:style-name="P17">As partes</text:p>
        </text:list-item>
        <text:list-item>
          <text:p text:style-name="P17">O Juiz </text:p>
        </text:list-item>
        <text:list-item>
          <text:p text:style-name="P17">Os Auxiliares da Justiça</text:p>
        </text:list-item>
        <text:list-item>
          <text:p text:style-name="P17">Os Sistemas Informatizado dos Tribunais</text:p>
        </text:list-item>
      </text:list>
      <text:p text:style-name="P5"/>
      <text:h text:style-name="Heading_20_1" text:outline-level="1">Marco Teórico de Referência</text:h>
      <text:p text:style-name="P5"><text:tab/>Sobre o tema deste projeto de monografia, ainda não foram encontrados autores que o abordassem diretamente, mas apenas textos sobre aspectos importantes do tema, como a validade jurídica da assinatura digital, por exemplo. </text:p>
      <text:p text:style-name="P5"><text:tab/>Em artigo publicado em 2006, Gustavo Binenbojm discute a eficácia da divulgação de atos do Poder Público via Internet em face do princípio da Publicidade Administrativa. Segundo seu entendimento, a substituição feita pelo INPI – Instituto Nacional da Propriedade Intelectual – de sua revista impressa pela versão eletrônica fere o citado princípio por várias razões. Alega o autor que a Constituição Federal, ao instituir o princípio da Publicidade em seu art. 37 <text:span text:style-name="T2">caput</text:span><text:span text:style-name="T3">, determinou aos agentes públicos a adoção, de forma progressiva, dos comportamentos necessários à disseminação de seus atos tendente a atingir o maior grau possível de difusão e conhecimento por parte da </text:span><text:soft-page-break/><text:span text:style-name="T3">população. </text:span></text:p>
      <text:p text:style-name="P5"><text:span text:style-name="T3"><text:tab/>Vedar a publicação impressa teria, portanto, afrontado esse mandado constitucional, convertendo-o, de um mandado de otimização, conforme ensina Robert Alexy, para, nas palavras do autor, um </text:span><text:span text:style-name="T2">mandado de pessimização</text:span><text:span text:style-name="T3">, por restringir o alcance da publicação anteriormente existente. <text:s/>No entendimento do autor, com o péssimo grau de inclusão digital existente em nosso país, onde 79% dos habitantes nunca manuseou um computador e 89% nunca acessou a internet, a supressão da da edição impressa da revista em nada contribui para a publicidade dos atos administrativos que passam a ser disponíveis apenas em forma eletrônica. </text:span></text:p>
      <text:p text:style-name="P5"><text:span text:style-name="T3"><text:tab/>Discorrendo sobre o Certificado Digital e seu uso nos documentos eletrônicos, Angelo Boreggio Neto e Gustavo Nahasan apresentam um breve histórico sobre a regulamentação da certificação digital na legislação internacional, incluindo o projeto Clipper, que estabelecia uma forma de criptografia especial, permitindo ao governo dos Estados Unidos ler qualquer mensagem que utilizasse esse sistema, o </text:span><text:span text:style-name="T2">Digital Signature Act of Utah</text:span><text:span text:style-name="T3">, primeira regulamentação legal no mundo acerca da certificação digital, e a Lei Modelo do Comércio Eletrônico (Resolução da Assembléia Geral da ONU no. 51/162 de 1996) que estabelecia requisitos para que o documento digital tenha função equivalente ao escrito. </text:span></text:p>
      <text:p text:style-name="P5"><text:span text:style-name="T3"><text:tab/>Segundo os autores, o documento digital é uma representação da realidade, seja textual gráfica ou sonora, que, normalmente, é volátil e de fácil alteração e falsificação. No entanto, através de mecanismos informáticos, como a certificação digital, que sana uma imperfeição ínsita das comunicações veiculadas no meio digital: a incerteza quanto à identidade, é possível que adquiram as três características fundamentais de um documento em papel: a integridade, a autenticidade e a tempestividade, e assim possam servir às três funções dos documentos: identificativa, declaratória e probatória. </text:span></text:p>
      <text:p text:style-name="P5"><text:span text:style-name="T3"><text:tab/>No documento em papel, a integridade é verificada pela existência ou não de contrafação – rasura, escritos posteriores. No documento digital, a assinatura digital é inexoravelmente violada com qualquer mínima alteração no conteúdo do documento. </text:span></text:p>
      <text:p text:style-name="P5"><text:span text:style-name="T3"><text:tab/>A identificação do autor pode ser realizada através de autoridades certificadoras, como a ICP-BRASIL, instituída pela Medida Provisória 2.200, que armazenam certificados para aferição de autenticidade das assinaturas digitais. </text:span></text:p>
      <text:p text:style-name="P5"><text:span text:style-name="T3"><text:tab/>Defendem os autores que a validade do documento eletrônico em si, apenas por ser eletrônico, não deve ser questionada.</text:span></text:p>
      <text:p text:style-name="P5"><text:tab/></text:p>
      <text:h text:style-name="Heading_20_1" text:outline-level="1"><text:soft-page-break/>Justificativa</text:h>
      <text:p text:style-name="P5"/>
      <text:p text:style-name="P5"><text:tab/>Nos últimos anos, a Justiça Brasileira iniciou um movimento aparentemente inexorável em direção à virtualização do processo judicial. Apoiados na constante demanda social pela celeridade, os Tribunais implementam seus sistemas informáticos de virtualização judicial e as decisões que transformam a vida da sociedade passam a existir apenas como conjuntos de anomalias magnéticas dentro de computadores dos diversos órgãos do Poder Judiciário.</text:p>
      <text:p text:style-name="P5"><text:tab/>Diante da imperativa necessidade de certeza quanto a fidelidade do conteúdo do documentos armazenados dessa forma em relação a intenção do autor do documento e, especialmente, quanto à imutabilidade desses mesmos documentos, é que se faz imprescindível uma análise das implementações dos processos virtuais realizadas pelos Tribunais. </text:p>
      <text:p text:style-name="P5"><text:tab/>Procura-se, com esse estudo, demonstrar aos juristas e, especialmente, à sociedade, que a fiscalização dos novos serviços digitais apresentados pelo Poder Judiciário é necessária para garantir a segurança jurídica. Se as implementações de sistemas processuais virtuais feitas de maneira inadequada podem levar a um estágio de insegurança inadmissível, a ponto de permitir questionar se o conteúdo de uma sentença publicada no Diário Oficial (também virtual, é bom que seja dito) <text:s/>é o mesmo que foi determinado pelo juízo responsável, não se pode permitir que persitam sem que seja do conhecimento de todos essa possibilidade, pois cabe apenas à sociedade escolher se o anseio pela celeridade deve prevalescer sobre o fundamento mais elementar do Direito: a segurança.</text:p>
      <text:p text:style-name="P5"><text:tab/></text:p>
      <text:h text:style-name="Heading_20_1" text:outline-level="1">Metodologia</text:h>
      <text:p text:style-name="P5"/>
      <text:h text:style-name="Heading_20_1" text:outline-level="1">Cronograma</text:h>
      <text:p text:style-name="P5"/>
      <text:h text:style-name="Heading_20_1" text:outline-level="1">Orçamento</text:h>
      <text:p text:style-name="P5"/>
      <text:h text:style-name="Heading_20_1" text:outline-level="1">Glossário</text:h>
      <text:p text:style-name="P5"/>
      <text:h text:style-name="Heading_20_1" text:outline-level="1"><text:soft-page-break/>Referências Preliminares</text:h>
      <text:p text:style-name="P6"/>
      <text:p text:style-name="P11"><text:span text:style-name="T4">_____. </text:span><text:span text:style-name="T1">A garantia da razoável duração do processo como direito fundamental do indivíduo</text:span><text:span text:style-name="T4">. in Revista da Faculdade de Direito de Campos. Ano VIII, nº 10. </text:span></text:p>
      <text:p text:style-name="P11"><text:span text:style-name="T4">BOREGGIO NETO, Angelo. NAHASAN, Gustavo. </text:span><text:span text:style-name="T1">Certificado Digital</text:span><text:span text:style-name="T4">. in Revista Jurídica, v. 9. nº 1. Jan-Jun 2007. Classe: 340 Tombo: 1337.</text:span></text:p>
      <text:p text:style-name="P11">ALVIM, Arruda. <text:span text:style-name="T1">Manual de direito processual civil.</text:span> Chamada: 347.91/.95(81) A475m. </text:p>
      <text:p text:style-name="P11"><text:span text:style-name="T4">ANTONINI, Eduardo Kenzi. </text:span><text:span text:style-name="T1">Sessão Eletrônica de Julgamento: e-Jus</text:span><text:span text:style-name="T4">. in iP – Informática Pública, vol 05, nº 02. Jul-Dez 2003. Classe: 35:5/9.72</text:span></text:p>
      <text:p text:style-name="P11"><text:span text:style-name="T4">BARRA, Marcello Cavalcanti. </text:span><text:span text:style-name="T1">Infra-estrutura de Chaves Públicas Brasileira (ICP-Brasil) e a Formação do Estado Eletrônico</text:span><text:span text:style-name="T4">. in iP – Informática Pública, vol 08, nº 02. Mar-Ago 2007. </text:span></text:p>
      <text:p text:style-name="P11">BINENBOJM, Gustavo. <text:span text:style-name="T1">O princípio da publicidade administrativa e a eficácia da divulgação de atos do Poder Público pela Internet</text:span><text:span text:style-name="T4"> in RDE – Revista do Direito do Estado, nº 1/2006. Classe: 34. Sem Tombo.</text:span></text:p>
      <text:p text:style-name="P11"><text:span text:style-name="T4">BRASIL.</text:span><text:span text:style-name="T1"> Lei 10.259</text:span><text:span text:style-name="T4"> de 12 de julho de 2001.</text:span></text:p>
      <text:p text:style-name="P11"><text:span text:style-name="T4">BRASIL. </text:span><text:span text:style-name="T1">Lei 10.358</text:span><text:span text:style-name="T4"> de 27 de dezembro de 2001.</text:span></text:p>
      <text:p text:style-name="P11"><text:span text:style-name="T4">BRASIL. </text:span><text:span text:style-name="T1">Lei 11.280</text:span><text:span text:style-name="T4"> de 16 de fevereiro de 2006.</text:span></text:p>
      <text:p text:style-name="P11"><text:span text:style-name="T4">BRASIL. </text:span><text:span text:style-name="T1">Lei 11.341</text:span><text:span text:style-name="T4"> de 07 de agosto de 2006.</text:span></text:p>
      <text:p text:style-name="P11"><text:span text:style-name="T4">BRASIL. </text:span><text:span text:style-name="T1">Lei 11.382</text:span><text:span text:style-name="T4"> de 06 e dezembro de 2006.</text:span></text:p>
      <text:p text:style-name="P11">BRASIL. <text:span text:style-name="T1">Lei 11.419</text:span><text:span text:style-name="T4"> de 19 de dezembro de 2006.</text:span></text:p>
      <text:p text:style-name="P11"><text:soft-page-break/><text:span text:style-name="T4">BRASIL. </text:span><text:span text:style-name="T1">Lei 9.800</text:span><text:span text:style-name="T4"> de 26 de maio de 1999.</text:span></text:p>
      <text:p text:style-name="P11"><text:span text:style-name="T4">BRASIL. </text:span><text:span text:style-name="T1">Medida Provisória 2.200</text:span><text:span text:style-name="T4">.</text:span></text:p>
      <text:p text:style-name="P11">CÂMARA, Alexandre Freitas. <text:span text:style-name="T1">Lições de direito processual civil. </text:span>Chamada: 347.9 C173l </text:p>
      <text:p text:style-name="P11">COMER, Douglas E. <text:span text:style-name="T1">The internet book : everything you need to know about computer networking and how the internet works</text:span>. Chamada: 681.324+004.7 <text:s text:c="3"/>C732i</text:p>
      <text:p text:style-name="P11">CRETELLA NETO, Jose. <text:span text:style-name="T1">Fundamentos principiologicos do processo civil</text:span>. Chamada 347.91/.95 C924f </text:p>
      <text:p text:style-name="P11">DIDIER JR., Fredie. <text:span text:style-name="T1">Curso de direito processual civil : teoria geral do processo e processo de conhecimento</text:span>. Chamada: 347.91/.95(81) </text:p>
      <text:p text:style-name="P11"><text:span text:style-name="T4">FREITAS, Christiana Soares de. VERONESE, Alexandre. </text:span><text:span text:style-name="T1">Segredo e Democracia: Certificação Digital e Software Livre</text:span><text:span text:style-name="T4">. in iP – Informática Pública, vol 08, nº 02. Mar-Ago 2007. </text:span></text:p>
      <text:p text:style-name="P11"><text:span text:style-name="T4">GARCIA, Sérgio Renato Tejada. </text:span><text:span text:style-name="T1">Informatização e Prestação Jurisdicional: Desafios e Perspectivas</text:span><text:span text:style-name="T4">. in Revista Jurídica, nº 340. Fev 2006. Classe: 34. Tombo: 2267.</text:span></text:p>
      <text:p text:style-name="P11">GRECO FILHO, Vicente. <text:span text:style-name="T1">Direito processual civil brasileiro</text:span>. Chamada: 347.91/.95(81)(094.4) G789d </text:p>
      <text:p text:style-name="P11">GRINOVER, Ada Pellegrini. <text:span text:style-name="T1">Os principios constitucionais e o codigo de processo civil.</text:span> Chamada: 347.91/.95(094.4):342 G868p </text:p>
      <text:p text:style-name="P11"><text:span text:style-name="T4">MOREIRA, José Carlos Barbosa. </text:span><text:span text:style-name="T1">O Problema da Duração dos Processos: Premissas para uma Discussão Séria</text:span><text:span text:style-name="T4"> in Direito Civil e Processual Civil, nº 12. Mai-Jun 2006. Classe 347. Tombo 002310.</text:span></text:p>
      <text:p text:style-name="P11">PAINE, Stephen. <text:span text:style-name="T1">Criptografia e segurança : o guia oficial RSA</text:span>. Chamada: 681.18:004.056 <text:soft-page-break/>B964c </text:p>
      <text:p text:style-name="P11"><text:span text:style-name="T4">REINALDO F., Demócrito. </text:span><text:span text:style-name="T1">A informatização do Processo Judicial: da Lei do Fax à Lei nº 11.419/2006: uma breve retrospectiva legislativa</text:span><text:span text:style-name="T4"> in Direito Civil e Processual Civil, nº 16. Jan-Fev 2007. Classe: 347. Tombo: 002310.</text:span></text:p>
      <text:p text:style-name="P11"><text:span text:style-name="T4">SERGIPE. Poder Judiciário. </text:span><text:span text:style-name="T1">Resolução 03/2007.</text:span></text:p>
      <text:p text:style-name="P11"><text:span text:style-name="T4">SERGIPE. Poder Judiciário.</text:span><text:span text:style-name="T1"> Resolução 23/2007</text:span><text:span text:style-name="T4">.</text:span></text:p>
      <text:p text:style-name="P12">SERGIPE. Poder Judiciário. Resolução 37/2006.</text:p>
      <text:p text:style-name="P11">STALLINGS, William. <text:span text:style-name="T1">Network and internetwork security : principles and pratice.</text:span> Chamada: 681.324+004.7 S782n </text:p>
      <text:p text:style-name="P11">TANENBAUM, Andrew S. <text:span text:style-name="T1">Computer networks</text:span>. Chamada: 681.324+004.7 <text:s text:c="3"/>T164c </text:p>
      <text:p text:style-name="P11">THEODORO JUNIOR, Humberto. <text:span text:style-name="T1">Curso de direito processual civil.</text:span> Chamada: 347.91/.95(81) T388c </text:p>
      <text:p text:style-name="P11">WAMBIER, Luiz Rodrigues. <text:span text:style-name="T1">Curso avancado de processo civil.</text:span> Chamada: 347.91/.95 W243c </text:p>
      <text:h text:style-name="Heading_20_1" text:outline-level="1">Apêndices</text:h>
      <text:p text:style-name="P5"/>
      <text:h text:style-name="Heading_20_1" text:outline-level="1">Anexos</text:h>
      <text:p text:style-name="P5"/>
      <text:h text:style-name="Heading_20_1" text:outline-level="1">Proposta de Sumário</text:h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nte Regis</meta:initial-creator>
    <meta:creation-date>2008-06-17T21:05:25</meta:creation-date>
    <dc:creator>Dante Regis</dc:creator>
    <dc:date>2008-06-25T02:58:00</dc:date>
    <meta:editing-cycles>124</meta:editing-cycles>
    <meta:editing-duration>P1DT4H48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95" meta:word-count="1590" meta:character-count="10853"/>
  </office:meta>
</office:document-meta>
</file>